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2135496A.png"/>
  <manifest:file-entry manifest:media-type="image/png" manifest:full-path="Pictures/1000020100000258000001736D2CA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6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11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11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11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6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4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">
            <text:p>8</text:p>
          </table:table-cell>
          <table:table-cell table:style-name="ce11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6" office:value-type="float" office:value="3">
            <text:p>3</text:p>
          </table:table-cell>
          <table:table-cell table:style-name="ce11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7">
            <text:p>87</text:p>
          </table:table-cell>
          <table:table-cell table:style-name="ce11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38">
            <text:p>38</text:p>
          </table:table-cell>
          <table:table-cell table:style-name="ce11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03">
            <text:p>103</text:p>
          </table:table-cell>
          <table:table-cell table:style-name="ce11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21">
            <text:p>21</text:p>
          </table:table-cell>
          <table:table-cell table:style-name="ce12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2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2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46">
            <text:p>46</text:p>
          </table:table-cell>
          <table:table-cell table:style-name="ce12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2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2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94">
            <text:p>94</text:p>
          </table:table-cell>
          <table:table-cell table:style-name="ce12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2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48">
            <text:p>48</text:p>
          </table:table-cell>
          <table:table-cell table:style-name="ce12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8">
            <text:p>78</text:p>
          </table:table-cell>
          <table:table-cell table:style-name="ce12" office:value-type="date" office:date-value="2020-03-25">
            <text:p>2020-03-25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2" office:value-type="date" office:date-value="2020-03-26">
            <text:p>2020-03-26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4">
            <text:p>74</text:p>
          </table:table-cell>
          <table:table-cell table:style-name="ce12" office:value-type="date" office:date-value="2020-03-27">
            <text:p>2020-03-27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95">
            <text:p>95</text:p>
          </table:table-cell>
          <table:table-cell table:style-name="ce12" office:value-type="date" office:date-value="2020-03-28">
            <text:p>2020-03-28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95">
            <text:p>95</text:p>
          </table:table-cell>
          <table:table-cell table:style-name="ce12" office:value-type="date" office:date-value="2020-03-29">
            <text:p>2020-03-29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56">
            <text:p>56</text:p>
          </table:table-cell>
          <table:table-cell table:style-name="ce12" office:value-type="date" office:date-value="2020-03-30">
            <text:p>2020-03-30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" office:value-type="string">
            <text:p>Total:</text:p>
          </table:table-cell>
          <table:table-cell table:style-name="ce8" table:formula="of:=SUM([.B3:.B39])" office:value-type="float" office:value="1212">
            <text:p>1212</text:p>
          </table:table-cell>
          <table:table-cell table:style-name="Default" table:number-columns-repeated="1022"/>
        </table:table-row>
        <table:table-row table:style-name="ro2">
          <table:table-cell/>
          <table:table-cell table:style-name="ce9"/>
          <table:table-cell table:style-name="Default"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8" office:value-type="float" office:value="43">
            <text:p>43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8" office:value-type="float" office:value="52">
            <text:p>52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>
            <draw:frame table:end-cell-address="Main.E68" table:end-x="0.5976in" table:end-y="0.1339in" draw:z-index="0" draw:name="Αντικείμενα γραφικών 1" draw:style-name="gr1" draw:text-style-name="P1" svg:width="6.5579in" svg:height="3.9681in" svg:x="0in" svg:y="0.0886in">
              <draw:image xlink:href="Pictures/1000020100000258000001736D2CA25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68" table:end-x="2.2354in" table:end-y="0.1016in" draw:z-index="1" draw:name="Αντικείμενα γραφικών 2" draw:style-name="gr1" draw:text-style-name="P1" svg:width="6.5579in" svg:height="3.9681in" svg:x="1.5146in" svg:y="0.0563in">
              <draw:image xlink:href="Pictures/1000020100000258000001732135496A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3/30/2020</text:date>, <text:time>18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30T18:14:38.45</dc:date>
    <meta:editing-duration>PT21M54S</meta:editing-duration>
    <meta:editing-cycles>4</meta:editing-cycles>
    <meta:document-statistic meta:table-count="1" meta:cell-count="275" meta:object-count="2"/>
  </office:meta>
</office:document-meta>
</file>